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Bat Rider, Chaos Knight, Omni Knight, Abaddon, Dragon Knight, Luna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Juggernaut, Axe, Beast Master, 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Drow Ranger, Wind Ranger, Medusa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Kunkka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, Phantom Assassin, Pain Queen</text:p>
          </table:table-cell>
          <table:table-cell table:number-columns-repeated="1018"/>
        </table:table-row>
        <table:table-row table:style-name="ro1" table:number-rows-repeated="29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9:41:49.13236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0T19:41:59.523717331</dc:date>
    <dc:creator>Ilya Shpigor</dc:creator>
    <meta:editing-duration>PT5H15M24S</meta:editing-duration>
    <meta:editing-cycles>554</meta:editing-cycles>
    <meta:document-statistic meta:table-count="1" meta:cell-count="150" meta:object-count="0"/>
  </office:meta>
</office:document-meta>
</file>